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3333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9900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solid" draw:stroke-dash="Ultrafine_20_Dotted_20__28_var_29_" svg:stroke-width="0.02cm" svg:stroke-color="#ff3333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gr13" style:family="graphic" style:parent-style-name="objectwithoutfill">
      <style:graphic-properties draw:stroke="solid" draw:stroke-dash="Fine_20_Dashed" svg:stroke-width="0.02cm" svg:stroke-color="#ff3333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2cm" svg:stroke-color="#009900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10% 50%" style:font-name="Aria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8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9" style:family="text">
      <style:text-properties style:font-name="DejaVu Sans2" fo:font-size="8pt" fo:font-style="italic" style:font-name-asian="DejaVu Sans2" style:font-size-asian="8pt" style:font-style-asian="italic" style:font-name-complex="DejaVu Sans2" style:font-size-complex="8pt" style:font-style-complex="italic"/>
    </style:style>
    <style:style style:name="T10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1" style:family="text">
      <style:text-properties style:text-position="-10% 50%" style:font-name="Arial" fo:font-size="8pt" fo:font-style="italic" style:font-name-asian="DejaVu Sans2" style:font-size-asian="8pt" style:font-style-asian="italic" style:font-name-complex="DejaVu Sans2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10cm" svg:x2="11cm" svg:y2="10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1" draw:text-style-name="P1" draw:layer="layout" svg:x1="4cm" svg:y1="9cm" svg:x2="11cm" svg:y2="9cm">
          <text:p/>
        </draw:line>
        <draw:line draw:style-name="gr3" draw:text-style-name="P1" draw:layer="layout" svg:x1="5.4cm" svg:y1="6.2cm" svg:x2="5.4cm" svg:y2="9.1cm">
          <text:p/>
        </draw:line>
        <draw:line draw:style-name="gr3" draw:text-style-name="P1" draw:layer="layout" svg:x1="6cm" svg:y1="6.2cm" svg:x2="6cm" svg:y2="9.1cm">
          <text:p/>
        </draw:line>
        <draw:line draw:style-name="gr3" draw:text-style-name="P1" draw:layer="layout" svg:x1="8.5cm" svg:y1="7.9cm" svg:x2="8.5cm" svg:y2="11.1cm">
          <text:p/>
        </draw:line>
        <draw:line draw:style-name="gr3" draw:text-style-name="P1" draw:layer="layout" svg:x1="9cm" svg:y1="6.2cm" svg:x2="9cm" svg:y2="9.1cm">
          <text:p/>
        </draw:line>
        <draw:line draw:style-name="gr4" draw:text-style-name="P1" draw:layer="layout" svg:x1="4cm" svg:y1="8.8cm" svg:x2="5.4cm" svg:y2="8.8cm">
          <text:p/>
        </draw:line>
        <draw:line draw:style-name="gr5" draw:text-style-name="P1" draw:layer="layout" svg:x1="5.4cm" svg:y1="8.8cm" svg:x2="5.4cm" svg:y2="8.6cm">
          <text:p/>
        </draw:line>
        <draw:line draw:style-name="gr4" draw:text-style-name="P1" draw:layer="layout" svg:x1="5.4cm" svg:y1="8.6cm" svg:x2="6cm" svg:y2="8.6cm">
          <text:p/>
        </draw:line>
        <draw:line draw:style-name="gr5" draw:text-style-name="P1" draw:layer="layout" svg:x1="6cm" svg:y1="8.6cm" svg:x2="6cm" svg:y2="8.4cm">
          <text:p/>
        </draw:line>
        <draw:line draw:style-name="gr4" draw:text-style-name="P1" draw:layer="layout" svg:x1="6cm" svg:y1="8.4cm" svg:x2="7.5cm" svg:y2="8.4cm">
          <text:p/>
        </draw:line>
        <draw:line draw:style-name="gr6" draw:text-style-name="P1" draw:layer="layout" svg:x1="7.5cm" svg:y1="8.6cm" svg:x2="7.5cm" svg:y2="8.4cm">
          <text:p/>
        </draw:line>
        <draw:line draw:style-name="gr4" draw:text-style-name="P1" draw:layer="layout" svg:x1="7.5cm" svg:y1="8.6cm" svg:x2="9cm" svg:y2="8.6cm">
          <text:p/>
        </draw:line>
        <draw:line draw:style-name="gr5" draw:text-style-name="P1" draw:layer="layout" svg:x1="9cm" svg:y1="8.6cm" svg:x2="9cm" svg:y2="8.4cm">
          <text:p/>
        </draw:line>
        <draw:line draw:style-name="gr4" draw:text-style-name="P1" draw:layer="layout" svg:x1="9cm" svg:y1="8.4cm" svg:x2="10.7cm" svg:y2="8.4cm">
          <text:p/>
        </draw:line>
        <draw:frame draw:style-name="gr7" draw:text-style-name="P2" draw:layer="layout" svg:width="1.425cm" svg:height="0.729cm" svg:x="9.6cm" svg:y="10.871cm">
          <draw:text-box>
            <text:p><text:span text:style-name="T1">Time</text:span></text:p>
          </draw:text-box>
        </draw:frame>
        <draw:frame draw:style-name="gr7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7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7" draw:text-style-name="P4" draw:layer="layout" svg:width="2.107cm" svg:height="0.729cm" svg:x="2.101cm" svg:y="9.4cm">
          <draw:text-box>
            <text:p><text:span text:style-name="T4">Gibbs_v</text:span><text:span text:style-name="T5">j</text:span></text:p>
          </draw:text-box>
        </draw:frame>
        <draw:frame draw:style-name="gr7" draw:text-style-name="P3" draw:layer="layout" svg:width="0.972cm" svg:height="0.806cm" svg:x="3.2cm" svg:y="8.4cm">
          <draw:text-box>
            <text:p><text:span text:style-name="T2">w</text:span><text:span text:style-name="T3">ij</text:span></text:p>
          </draw:text-box>
        </draw:frame>
        <draw:line draw:style-name="gr8" draw:text-style-name="P1" draw:layer="layout" svg:x1="11.2cm" svg:y1="8cm" svg:x2="12.9cm" svg:y2="8cm">
          <text:p/>
        </draw:line>
        <draw:line draw:style-name="gr8" draw:text-style-name="P1" draw:layer="layout" svg:x1="12cm" svg:y1="8.3cm" svg:x2="12cm" svg:y2="7.3cm">
          <text:p/>
        </draw:line>
        <draw:line draw:style-name="gr8" draw:text-style-name="P1" draw:layer="layout" svg:x1="11.2cm" svg:y1="10cm" svg:x2="12.9cm" svg:y2="10cm">
          <text:p/>
        </draw:line>
        <draw:frame draw:style-name="gr7" draw:text-style-name="P5" draw:layer="layout" svg:width="0.659cm" svg:height="0.573cm" svg:x="11.541cm" svg:y="7.9cm">
          <draw:text-box>
            <text:p><text:span text:style-name="T6">0</text:span></text:p>
          </draw:text-box>
        </draw:frame>
        <draw:line draw:style-name="gr8" draw:text-style-name="P1" draw:layer="layout" svg:x1="12cm" svg:y1="10.3cm" svg:x2="12cm" svg:y2="9.701cm">
          <text:p/>
        </draw:line>
        <draw:frame draw:style-name="gr7" draw:text-style-name="P5" draw:layer="layout" svg:width="0.942cm" svg:height="0.581cm" svg:x="11.2cm" svg:y="7.1cm">
          <draw:text-box>
            <text:p><text:span text:style-name="T7">¢</text:span><text:span text:style-name="T6">w</text:span></text:p>
          </draw:text-box>
        </draw:frame>
        <draw:frame draw:style-name="gr7" draw:text-style-name="P5" draw:layer="layout" svg:width="0.819cm" svg:height="0.581cm" svg:x="12.4cm" svg:y="7.9cm">
          <draw:text-box>
            <text:p><text:span text:style-name="T7">¢</text:span><text:span text:style-name="T8">t</text:span></text:p>
          </draw:text-box>
        </draw:frame>
        <draw:line draw:style-name="gr9" draw:text-style-name="P1" draw:layer="layout" svg:x1="12.6cm" svg:y1="8cm" svg:x2="12.6cm" svg:y2="7.8cm">
          <text:p/>
        </draw:line>
        <draw:line draw:style-name="gr4" draw:text-style-name="P1" draw:layer="layout" svg:x1="12cm" svg:y1="7.8cm" svg:x2="12.6cm" svg:y2="7.8cm">
          <text:p/>
        </draw:line>
        <draw:frame draw:style-name="gr7" draw:text-style-name="P5" draw:layer="layout" svg:width="0.942cm" svg:height="0.581cm" svg:x="11.258cm" svg:y="9.319cm">
          <draw:text-box>
            <text:p><text:span text:style-name="T7">¢</text:span><text:span text:style-name="T6">w</text:span></text:p>
          </draw:text-box>
        </draw:frame>
        <draw:frame draw:style-name="gr7" draw:text-style-name="P5" draw:layer="layout" svg:width="0.659cm" svg:height="0.573cm" svg:x="11.541cm" svg:y="9.9cm">
          <draw:text-box>
            <text:p><text:span text:style-name="T6">0</text:span></text:p>
          </draw:text-box>
        </draw:frame>
        <draw:frame draw:style-name="gr7" draw:text-style-name="P5" draw:layer="layout" svg:width="0.819cm" svg:height="0.581cm" svg:x="12.381cm" svg:y="9.9cm">
          <draw:text-box>
            <text:p><text:span text:style-name="T7">¢</text:span><text:span text:style-name="T8">t</text:span></text:p>
          </draw:text-box>
        </draw:frame>
        <draw:line draw:style-name="gr4" draw:text-style-name="P1" draw:layer="layout" svg:x1="12cm" svg:y1="10.2cm" svg:x2="12.6cm" svg:y2="10.2cm">
          <text:p/>
        </draw:line>
        <draw:line draw:style-name="gr9" draw:text-style-name="P1" draw:layer="layout" svg:x1="12.6cm" svg:y1="10.2cm" svg:x2="12.6cm" svg:y2="10cm">
          <text:p/>
        </draw:line>
        <draw:line draw:style-name="gr3" draw:text-style-name="P1" draw:layer="layout" svg:x1="5cm" svg:y1="6.2cm" svg:x2="5cm" svg:y2="9.1cm">
          <text:p/>
        </draw:line>
        <draw:line draw:style-name="gr3" draw:text-style-name="P1" draw:layer="layout" svg:x1="8cm" svg:y1="6.2cm" svg:x2="8cm" svg:y2="9.1cm">
          <text:p/>
        </draw:line>
        <draw:line draw:style-name="gr10" draw:text-style-name="P1" draw:layer="layout" svg:x1="12cm" svg:y1="10.5cm" svg:x2="12.6cm" svg:y2="10.5cm">
          <text:p/>
        </draw:line>
        <draw:frame draw:style-name="gr7" draw:text-style-name="P5" draw:layer="layout" svg:width="0.798cm" svg:height="0.649cm" svg:x="12.1cm" svg:y="10.3cm">
          <draw:text-box>
            <text:p><text:span text:style-name="T9">τ</text:span><text:span text:style-name="T10">w</text:span></text:p>
          </draw:text-box>
        </draw:frame>
        <draw:line draw:style-name="gr2" draw:text-style-name="P1" draw:layer="layout" svg:x1="7cm" svg:y1="9.4cm" svg:x2="7cm" svg:y2="10cm">
          <text:p/>
        </draw:line>
        <draw:line draw:style-name="gr3" draw:text-style-name="P1" draw:layer="layout" svg:x1="7cm" svg:y1="7.9cm" svg:x2="7cm" svg:y2="11.1cm">
          <text:p/>
        </draw:line>
        <draw:line draw:style-name="gr3" draw:text-style-name="P1" draw:layer="layout" svg:x1="9.7cm" svg:y1="6.2cm" svg:x2="9.7cm" svg:y2="9.1cm">
          <text:p/>
        </draw:line>
        <draw:line draw:style-name="gr2" draw:text-style-name="P1" draw:layer="layout" svg:x1="9.7cm" svg:y1="7.4cm" svg:x2="9.7cm" svg:y2="8cm">
          <text:p/>
        </draw:line>
        <draw:line draw:style-name="gr1" draw:text-style-name="P1" draw:layer="layout" svg:x1="4cm" svg:y1="11cm" svg:x2="11cm" svg:y2="11cm">
          <text:p/>
        </draw:line>
        <draw:line draw:style-name="gr2" draw:text-style-name="P1" draw:layer="layout" svg:x1="8.5cm" svg:y1="10.4cm" svg:x2="8.5cm" svg:y2="11cm">
          <text:p/>
        </draw:line>
        <draw:line draw:style-name="gr2" draw:text-style-name="P1" draw:layer="layout" svg:x1="7.5cm" svg:y1="10.4cm" svg:x2="7.5cm" svg:y2="11cm">
          <text:p/>
        </draw:line>
        <draw:frame draw:style-name="gr7" draw:text-style-name="P4" draw:layer="layout" svg:width="2.132cm" svg:height="0.729cm" svg:x="2.102cm" svg:y="10.4cm">
          <draw:text-box>
            <text:p><text:span text:style-name="T4">Gibbs_h</text:span><text:span text:style-name="T5">j</text:span></text:p>
          </draw:text-box>
        </draw:frame>
        <draw:line draw:style-name="gr2" draw:text-style-name="P1" draw:layer="layout" svg:x1="5.7cm" svg:y1="10.4cm" svg:x2="5.7cm" svg:y2="11cm">
          <text:p/>
        </draw:line>
        <draw:line draw:style-name="gr3" draw:text-style-name="P1" draw:layer="layout" svg:x1="7.5cm" svg:y1="7.9cm" svg:x2="7.5cm" svg:y2="11.1cm">
          <text:p/>
        </draw:line>
        <draw:line draw:style-name="gr3" draw:text-style-name="P1" draw:layer="layout" svg:x1="5.7cm" svg:y1="7.9cm" svg:x2="5.7cm" svg:y2="11.1cm">
          <text:p/>
        </draw:line>
        <draw:line draw:style-name="gr11" draw:text-style-name="P1" draw:layer="layout" svg:x1="5.028cm" svg:y1="6.5cm" svg:x2="6.427cm" svg:y2="6.5cm">
          <text:p/>
        </draw:line>
        <draw:frame draw:style-name="gr12" draw:text-style-name="P5" draw:layer="layout" svg:width="0.773cm" svg:height="0.586cm" svg:x="6.327cm" svg:y="6.2cm">
          <draw:text-box>
            <text:p text:style-name="P1"><text:span text:style-name="T9">τ</text:span><text:span text:style-name="T11">w</text:span></text:p>
          </draw:text-box>
        </draw:frame>
        <draw:line draw:style-name="gr13" draw:text-style-name="P1" draw:layer="layout" svg:x1="8.023cm" svg:y1="6.5cm" svg:x2="9.422cm" svg:y2="6.5cm">
          <text:p/>
        </draw:line>
        <draw:frame draw:style-name="gr12" draw:text-style-name="P5" draw:layer="layout" svg:width="0.773cm" svg:height="0.586cm" svg:x="9.322cm" svg:y="6.2cm">
          <draw:text-box>
            <text:p text:style-name="P1"><text:span text:style-name="T9">τ</text:span><text:span text:style-name="T11">w</text:span></text:p>
          </draw:text-box>
        </draw:frame>
        <draw:line draw:style-name="gr14" draw:text-style-name="P1" draw:layer="layout" svg:x1="7.023cm" svg:y1="9.5cm" svg:x2="8.422cm" svg:y2="9.5cm">
          <text:p/>
        </draw:line>
        <draw:frame draw:style-name="gr12" draw:text-style-name="P5" draw:layer="layout" svg:width="0.773cm" svg:height="0.586cm" svg:x="8.322cm" svg:y="9.2cm">
          <draw:text-box>
            <text:p text:style-name="P1"><text:span text:style-name="T9">τ</text:span><text:span text:style-name="T1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1-06T12:04:48.453570603</dc:date>
    <meta:editing-duration>PT11M16S</meta:editing-duration>
    <meta:editing-cycles>8</meta:editing-cycles>
    <meta:generator>LibreOffice/4.2.8.2$Linux_X86_64 LibreOffice_project/420m0$Build-2</meta:generator>
    <meta:document-statistic meta:object-count="63"/>
  </office:meta>
</office:document-meta>
</file>